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000000018EC8D7074EC4E50FEC.png" manifest:media-type="image/png"/>
  <manifest:file-entry manifest:full-path="Pictures/1000020100000CEB00001245286951CC547E59BA.png" manifest:media-type="image/png"/>
  <manifest:file-entry manifest:full-path="Pictures/10000201000003200000017A706D74417F99C33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339cm, 11.662cm, 0.118cm, 0.504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781cm, 15.365cm, 0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T1" style:family="text">
      <style:text-properties fo:font-size="32pt" style:text-underline-style="solid" style:text-underline-width="auto" style:text-underline-color="font-color" fo:font-weight="bold" style:font-size-asian="32pt" style:font-weight-asian="bold" style:font-size-complex="32pt" style:font-weight-complex="bold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>
          <draw:text-box>
            <text:p><text:span text:style-name="T1">War</text:span><text:span text:style-name="T1">m-up </text:span><text:span text:style-name="T1">Aufg</text:span><text:span text:style-name="T1">abe</text:span></text:p>
          </draw:text-box>
        </draw:frame>
        <draw:frame draw:style-name="gr1" draw:text-style-name="P2" draw:layer="layout" svg:width="3.457cm" svg:height="3.665cm" svg:x="0.943cm" svg:y="11.735cm">
          <draw:image xlink:href="Pictures/10000201000003200000017A706D74417F99C33F.png" xlink:type="simple" xlink:show="embed" xlink:actuate="onLoad" loext:mime-type="image/png">
            <text:p/>
          </draw:image>
        </draw:frame>
        <draw:frame draw:style-name="gr2" draw:text-style-name="P2" draw:layer="layout" svg:width="11.492cm" svg:height="4.467cm" svg:x="15.8cm" svg:y="1.8cm">
          <draw:image xlink:href="Pictures/10000201000004000000018EC8D7074EC4E50FEC.png" xlink:type="simple" xlink:show="embed" xlink:actuate="onLoad" loext:mime-type="image/png">
            <text:p/>
          </draw:image>
        </draw:frame>
        <draw:frame draw:style-name="gr3" draw:text-style-name="P3" draw:layer="layout" svg:width="13.8cm" svg:height="6.65cm" svg:x="12.6cm" svg:y="7.661cm">
          <draw:text-box>
            <text:p><text:span text:style-name="T2">Wie ist der Umfang des grünes Dreieck?</text:span></text:p>
            <text:p><text:span text:style-name="T2"/></text:p>
            <text:p><text:span text:style-name="T2">A) 14m</text:span></text:p>
            <text:p><text:span text:style-name="T2"/></text:p>
            <text:p><text:span text:style-name="T2">B) 15km</text:span></text:p>
            <text:p><text:span text:style-name="T2"/></text:p>
            <text:p><text:span text:style-name="T2">C) 16km</text:span></text:p>
            <text:p><text:span text:style-name="T2"/></text:p>
          </draw:text-box>
        </draw:frame>
        <draw:frame draw:style-name="gr4" draw:text-style-name="P4" draw:layer="layout" svg:width="14.4cm" svg:height="12.725cm" svg:x="-2.4cm" svg:y="-0.325cm">
          <draw:image xlink:href="Pictures/1000020100000CEB00001245286951CC547E59BA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2-05T09:50:46.678555231</meta:creation-date>
    <meta:editing-duration>PT4M1S</meta:editing-duration>
    <meta:editing-cycles>2</meta:editing-cycles>
    <meta:generator>LibreOffice/6.4.7.2$Linux_X86_64 LibreOffice_project/40$Build-2</meta:generator>
    <dc:title>warmup</dc:title>
    <dc:date>2024-12-05T09:54:48.003100072</dc:date>
    <meta:document-statistic meta:object-count="28"/>
  </office:meta>
</office:document-meta>
</file>